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 Black" fo:color="#FFFFFF" fo:background-color="#0000FF"/>
    </style:style>
    <style:style style:name="T3" style:parent-style-name="DefaultParagraphFont" style:family="text">
      <style:text-properties style:font-name="Arial Black" fo:color="#FFFFFF" fo:background-color="#0000FF"/>
    </style:style>
    <style:style style:name="T4" style:parent-style-name="DefaultParagraphFont" style:family="text">
      <style:text-properties style:font-name="Arial Black" fo:color="#FFFFFF"/>
    </style:style>
    <style:style style:name="P5" style:parent-style-name="Normal" style:family="paragraph">
      <style:text-properties style:font-name="Arial Black" fo:font-weight="bold" style:font-weight-asian="bold" style:font-weight-complex="bold"/>
    </style:style>
    <style:style style:name="P6" style:parent-style-name="Normal" style:family="paragraph">
      <style:text-properties style:font-name="Arial Black" fo:font-weight="bold" style:font-weight-asian="bold" style:font-weight-complex="bold"/>
    </style:style>
    <style:style style:name="T7" style:parent-style-name="DefaultParagraphFont" style:family="text">
      <style:text-properties style:font-name="Arial Black" fo:background-color="#0000FF"/>
    </style:style>
    <style:style style:name="T8" style:parent-style-name="DefaultParagraphFont" style:family="text">
      <style:text-properties style:font-name="Arial Black"/>
    </style:style>
    <style:style style:name="P9" style:parent-style-name="Normal" style:family="paragraph">
      <style:text-properties style:font-name="Arial Black" fo:font-weight="bold" style:font-weight-asian="bold" style:font-weight-complex="bold"/>
    </style:style>
    <style:style style:name="P10" style:parent-style-name="Normal" style:family="paragraph">
      <style:text-properties style:font-name="Arial Black" fo:font-weight="bold" style:font-weight-asian="bold" style:font-weight-complex="bold"/>
    </style:style>
    <style:style style:name="T11" style:parent-style-name="DefaultParagraphFont" style:family="text">
      <style:text-properties style:font-name="Arial Black" fo:font-weight="bold" style:font-weight-asian="bold" style:font-weight-complex="bold" fo:background-color="#0000FF"/>
    </style:style>
    <style:style style:name="T12" style:parent-style-name="DefaultParagraphFont" style:family="text">
      <style:text-properties style:font-name="Arial Black" fo:font-weight="bold" style:font-weight-asian="bold" style:font-weight-complex="bold"/>
    </style:style>
    <style:style style:name="P13" style:parent-style-name="Normal" style:family="paragraph">
      <style:text-properties style:font-name="Arial Black" fo:font-weight="bold" style:font-weight-asian="bold" style:font-weight-complex="bold"/>
    </style:style>
    <style:style style:name="T14" style:parent-style-name="DefaultParagraphFont" style:family="text">
      <style:text-properties style:font-name="Arial Black" fo:background-color="#0000FF"/>
    </style:style>
    <style:style style:name="T15" style:parent-style-name="DefaultParagraphFont" style:family="text">
      <style:text-properties style:font-name="Arial Black"/>
    </style:style>
    <style:style style:name="P16" style:parent-style-name="Normal" style:family="paragraph">
      <style:text-properties style:font-name="Arial Black"/>
    </style:style>
    <style:style style:name="T17" style:parent-style-name="DefaultParagraphFont" style:family="text">
      <style:text-properties style:font-name="Arial Black" fo:background-color="#0000FF"/>
    </style:style>
    <style:style style:name="T18" style:parent-style-name="DefaultParagraphFont" style:family="text">
      <style:text-properties style:font-name="Arial Black"/>
    </style:style>
    <style:style style:name="P19" style:parent-style-name="Normal" style:family="paragraph">
      <style:text-properties style:font-name="Arial Black"/>
    </style:style>
    <style:style style:name="P20" style:parent-style-name="Normal" style:family="paragraph">
      <style:text-properties style:font-name="Arial Black"/>
    </style:style>
    <style:style style:name="P21" style:parent-style-name="Normal" style:family="paragraph">
      <style:text-properties style:font-name="Arial Black" fo:font-weight="bold" style:font-weight-asian="bold" style:font-weight-complex="bold"/>
    </style:style>
    <style:style style:name="P22" style:parent-style-name="Normal" style:family="paragraph">
      <style:text-properties style:font-name="Arial Black" fo:font-weight="bold" style:font-weight-asian="bold" style:font-weight-complex="bold"/>
    </style:style>
    <style:style style:name="P23" style:parent-style-name="Normal" style:family="paragraph">
      <style:text-properties style:font-name="Arial Black"/>
    </style:style>
    <style:style style:name="P24" style:parent-style-name="Normal" style:family="paragraph">
      <style:text-properties style:font-name="Arial Black"/>
    </style:style>
    <style:style style:name="P25" style:parent-style-name="Normal" style:family="paragraph">
      <style:text-properties style:font-name="Arial Black"/>
    </style:style>
  </office:automatic-styles>
  <office:body>
    <office:text text:use-soft-page-breaks="true">
      <text:p text:style-name="P1"><text:span text:style-name="T2">Here's the DAX formula to convert month numbers to month names</text:span><text:span text:style-name="T3">:</text:span><text:span text:style-name="T4"><text:s/></text:span></text:p>
      <text:p text:style-name="P5">Use;<text:s/>Date.MonthName<text:bookmark-start text:name="_Hlk179843599"/>([released_month]*<text:bookmark-end text:name="_Hlk179843599"/>29)</text:p>
      <text:p text:style-name="P6">Where [released_month] is the name of the column where the month number is<text:s/></text:p>
      <text:p text:style-name="Normal"><text:span text:style-name="T7">To calculate average</text:span><text:span text:style-name="T8"><text:s/></text:span></text:p>
      <text:p text:style-name="P9">Use; AVERAGE(TABLE NAME[STREAMS])</text:p>
      <text:p text:style-name="P10">Replace table name with the actual table name and streams with the column name</text:p>
      <text:p text:style-name="Normal"><text:span text:style-name="T11"><text:s/>TO CALCULATE THE SUM OF COLUMN INVOLVING WORDS</text:span><text:span text:style-name="T12"><text:s/></text:span></text:p>
      <text:p text:style-name="P13">USE; = COUNTA(TableName[ColumnName])</text:p>
      <text:p text:style-name="Normal"><text:span text:style-name="T14">TO CALCULATE THE SUM OF A COLUMN INVOLVING NUMBERS</text:span><text:span text:style-name="T15"><text:s/></text:span></text:p>
      <text:p text:style-name="P16">Total Sales = SUM(Sales[SalesAmount])</text:p>
      <text:p text:style-name="Normal"><text:span text:style-name="T17">FOR UNIQUE WORD COUNT</text:span><text:span text:style-name="T18"><text:s/></text:span></text:p>
      <text:p text:style-name="P19">COUNTROWS(VALUES(TABLENAME[WORDCOLUMN})</text:p>
      <text:p text:style-name="P20"/>
      <text:p text:style-name="Normal"/>
      <text:p text:style-name="Normal"/>
      <text:p text:style-name="P21"/>
      <text:p text:style-name="P22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5%"/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y Eme</meta:initial-creator>
    <dc:creator>Joy Eme</dc:creator>
    <meta:creation-date>2024-10-15T15:55:00Z</meta:creation-date>
    <dc:date>2024-10-15T23:32:00Z</dc:date>
    <meta:template xlink:href="Normal" xlink:type="simple"/>
    <meta:editing-cycles>2</meta:editing-cycles>
    <meta:editing-duration>PT3300S</meta:editing-duration>
    <meta:document-statistic meta:page-count="1" meta:paragraph-count="1" meta:word-count="84" meta:character-count="563" meta:row-count="4" meta:non-whitespace-character-count="480"/>
  </office:meta>
</office:document-meta>
</file>